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padding="0.0193in" fo:border="0.06pt solid #e3e3e3"/>
      <style:text-properties officeooo:paragraph-rsid="00161109"/>
    </style:style>
    <style:style style:name="P2" style:family="paragraph" style:parent-style-name="Text_20_body">
      <style:paragraph-properties fo:break-before="page" fo:padding="0.0193in" fo:border="0.06pt solid #e3e3e3"/>
      <style:text-properties officeooo:paragraph-rsid="00161109"/>
    </style:style>
    <style:style style:name="P3" style:family="paragraph" style:parent-style-name="Text_20_body">
      <style:paragraph-properties fo:padding="0.0193in" fo:border="0.06pt solid #e3e3e3"/>
      <style:text-properties fo:font-weight="normal" officeooo:paragraph-rsid="00161109" style:font-weight-asian="normal"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lastic &amp; Reconstructive Surgery</text:span>:</text:p>
      <text:p text:style-name="P3">Velocity Hospital offers state-of-the-art technology and advanced surgical procedures in plastic and reconstructive surgery. With a dedicated team led by Dr. Rushin B. Thakor, the hospital provides comprehensive services for various conditions, including reconstruction surgery for body injuries, burns, wounds, and scars, facial plastic surgery, body plastic surgery, skin cancers, tissue transfer/transplant, and more. The hospital boasts a fully advanced operation theatre with in-premises imaging and surgical planning technology, along with a dedicated wound care clinic. Dr. Thakor is known for his expertise and commitment to providing the best possible care to patients. Velocity Hospital is dedicated to providing the highest quality plastic and reconstructive surgery services, ensuring that patients receive the best possible care and outcom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5:54.314940086</meta:creation-date>
    <dc:date>2024-04-12T14:04:56.326225919</dc:date>
    <meta:editing-duration>PT58S</meta:editing-duration>
    <meta:editing-cycles>2</meta:editing-cycles>
    <meta:generator>LibreOffice/7.3.7.2$Linux_X86_64 LibreOffice_project/30$Build-2</meta:generator>
    <meta:document-statistic meta:table-count="0" meta:image-count="0" meta:object-count="0" meta:page-count="1" meta:paragraph-count="2" meta:word-count="121" meta:character-count="888" meta:non-whitespace-character-count="769"/>
  </office:meta>
</office:document-meta>
</file>